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Text_20_body">
      <style:paragraph-properties fo:text-align="start" style:justify-single-word="false"/>
      <style:text-properties fo:font-size="10pt" fo:font-weight="normal" officeooo:rsid="002caf2e" officeooo:paragraph-rsid="002caf2e" style:font-size-asian="10pt" style:font-weight-asian="normal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size="10pt" fo:font-weight="normal" officeooo:rsid="002dcdac" officeooo:paragraph-rsid="002dcdac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0pt" fo:font-weight="normal" officeooo:rsid="002e9251" officeooo:paragraph-rsid="002e9251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10pt" fo:font-weight="normal" officeooo:rsid="002e92f5" officeooo:paragraph-rsid="002e92f5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10pt" fo:font-weight="normal" officeooo:rsid="002ef48f" officeooo:paragraph-rsid="002ef48f" style:font-size-asian="10pt" style:font-weight-asian="normal" style:font-size-complex="10pt" style:font-weight-complex="normal"/>
    </style:style>
    <style:style style:name="P7" style:family="paragraph" style:parent-style-name="Text_20_body" style:master-page-name="First_20_Page">
      <style:paragraph-properties fo:text-align="start" style:justify-single-word="false" style:page-number="auto"/>
      <style:text-properties fo:font-size="10pt" fo:font-weight="normal" officeooo:rsid="002caf2e" officeooo:paragraph-rsid="002caf2e" style:font-size-asian="10pt" style:font-weight-asian="normal" style:font-size-complex="10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e9251"/>
    </style:style>
    <style:style style:name="T3" style:family="text">
      <style:text-properties fo:language="en" fo:country="US" officeooo:rsid="002ef48f"/>
    </style:style>
    <style:style style:name="T4" style:family="text">
      <style:text-properties officeooo:rsid="002e92f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Zohrabs site</text:p>
      <text:p text:style-name="P3">Template – Greyscale (Cassekraut) <text:span text:style-name="T4">or maybe </text:span><text:a xlink:type="simple" xlink:href="https://themeforest.net/item/milando-music-portal-html-template/21781034?ref=cirvitis" text:style-name="Internet_20_link" text:visited-style-name="Visited_20_Internet_20_Link"><text:span text:style-name="T4">https://themeforest.net/item/milando-music-portal-html-template/21781034?ref=cirvitis</text:span></text:a><text:span text:style-name="T4"> for payed</text:span></text:p>
      <text:p text:style-name="P2">HOME BIO MUSIC SHOWS PHOTOS VIDEO CONTACT</text:p>
      <text:p text:style-name="P3">Use Light<text:span text:style-name="T1">box for videos </text:span><text:span text:style-name="T2">look into a filter for video type (Raggae example) Like Youtube slider.</text:span></text:p>
      <text:p text:style-name="P4"><text:span text:style-name="T1">Instgram will be the main user interface for Z, and the website will pull from there and others.</text:span></text:p>
      <text:p text:style-name="P4"><text:span text:style-name="T1"/></text:p>
      <text:p text:style-name="P5"><text:span text:style-name="T1">Embedder music player </text:span><text:span text:style-name="T3">like link to soundcloud or spotify like joey landreth music page.</text:span></text:p>
      <text:p text:style-name="P6"><text:span text:style-name="T3">S</text:span><text:span text:style-name="T1">hows Z will enter himself, with fields: Date Location Cost 1other fiedl (4 fields)</text:span></text:p>
      <text:p text:style-name="P4"><text:span text:style-name="T1">For photos, use a box like (</text:span><text:a xlink:type="simple" xlink:href="http://themes.startbootstrap.com/vitality-v3.0.1/dist/" text:style-name="Internet_20_link" text:visited-style-name="Visited_20_Internet_20_Link">http://themes.startbootstrap.com/vitality-v3.0.1/dist/</text:a><text:span text:style-name="T1">) Portfolio and try video as well.</text:span></text:p>
      <text:p text:style-name="P5"><text:span text:style-name="T1">Use videos this : </text:span><text:a xlink:type="simple" xlink:href="https://owlcarousel2.github.io/OwlCarousel2/demos/video.html" text:style-name="Internet_20_link" text:visited-style-name="Visited_20_Internet_20_Link">https://owlcarousel2.github.io/OwlCarousel2/demos/video.html</text:a></text:p>
      <text:p text:style-name="P6"><text:span text:style-name="T1">Contact section - </text:span></text:p>
      <text:p text:style-name="P6"><text:span text:style-name="T1">form or email???</text:span></text:p>
      <text:p text:style-name="P6"><text:span text:style-name="T1">zacksarkissian.com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kék-sárga" draw:style="axial" draw:start-color="#0066cc" draw:end-color="#ffd320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0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0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Mangal1" style:font-family-complex="Mangal"/>
    </style:style>
    <style:style style:name="sender_20_address" style:display-name="sender address" style:family="paragraph" style:parent-style-name="Standard" style:class="text">
      <style:paragraph-properties fo:margin-top="0cm" fo:margin-bottom="1cm" loext:contextual-spacing="false">
        <style:tab-stops>
          <style:tab-stop style:position="9.989cm"/>
          <style:tab-stop style:position="13.847cm" style:type="right"/>
        </style:tab-stops>
      </style:paragraph-properties>
      <style:text-properties style:font-name="Open Sans1" fo:font-family="'Open Sans'" style:font-family-generic="swiss" style:font-pitch="variable" fo:font-size="10pt" officeooo:rsid="000c5d28" style:font-size-asian="10pt" style:font-size-complex="10pt"/>
    </style:style>
    <style:style style:name="address" style:family="paragraph" style:parent-style-name="Standard" style:class="text">
      <style:paragraph-properties fo:margin-top="0cm" fo:margin-bottom="1cm" loext:contextual-spacing="false"/>
      <style:text-properties style:font-name="Open Sans1" fo:font-family="'Open Sans'" style:font-family-generic="swiss" style:font-pitch="variable" fo:font-size="10pt" officeooo:rsid="000e487e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7:21:06.364532401</meta:creation-date>
    <meta:editing-duration>PT28M26S</meta:editing-duration>
    <meta:editing-cycles>4</meta:editing-cycles>
    <meta:generator>LibreOffice/5.4.6.2$Linux_X86_64 LibreOffice_project/40m0$Build-2</meta:generator>
    <dc:description>Modern business letter with sans-serif font </dc:description>
    <dc:title>ACBDB Letter</dc:title>
    <dc:date>2018-10-31T18:09:52.996999318</dc:date>
    <meta:document-statistic meta:table-count="0" meta:image-count="0" meta:object-count="0" meta:page-count="1" meta:paragraph-count="13" meta:word-count="105" meta:character-count="799" meta:non-whitespace-character-count="705"/>
    <meta:template xlink:type="simple" xlink:actuate="onRequest" xlink:title="ACBDB Letter" xlink:href="../../../Templates/ACBDB%20Letter1.ott" meta:date="2018-10-31T17:21:05.462717717"/>
  </office:meta>
</office:document-meta>
</file>